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style:font-size-asian="10pt" style:font-size-complex="10pt"/>
    </style:style>
    <style:style style:name="P2" style:family="paragraph" style:parent-style-name="Standard">
      <style:text-properties fo:color="#000000" style:font-name="Monospace" fo:font-size="10pt" style:font-size-asian="10pt" style:font-size-complex="10pt"/>
    </style:style>
    <style:style style:name="P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style:font-size-asian="10pt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99pt solid #000000" style:text-autospace="none" style:join-border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text-properties fo:color="#000000" style:font-name="Monospace" fo:font-size="10pt" style:font-size-asian="10pt" style:font-size-complex="10pt"/>
    </style:style>
    <style:style style:name="P7" style:family="paragraph" style:parent-style-name="Standard">
      <style:text-properties fo:color="#dd4814" style:font-name="Monospace" fo:font-size="10pt" style:font-size-asian="10pt" style:font-size-complex="10pt"/>
    </style:style>
    <style:style style:name="P8" style:family="paragraph" style:parent-style-name="Standard">
      <style:text-properties fo:color="#dd4814" style:font-name="Monospace" fo:font-size="10pt" style:font-size-asian="10pt" style:font-size-complex="10pt"/>
    </style:style>
    <style:style style:name="P9" style:family="paragraph" style:parent-style-name="Standard">
      <style:text-properties fo:color="#2a00ff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color="#dd4814" style:font-name="Monospace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Monospace" fo:font-size="10pt" style:font-size-asian="10pt" style:font-size-complex="10pt"/>
    </style:style>
    <style:style style:name="P15" style:family="paragraph" style:parent-style-name="Standard">
      <style:paragraph-properties fo:margin-left="0.4992in" fo:margin-right="0in" fo:text-indent="0in" style:auto-text-indent="false"/>
      <style:text-properties fo:color="#dd4814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1.0091in" fo:margin-right="0in" fo:text-indent="0in" style:auto-text-indent="false"/>
      <style:text-properties fo:color="#dd4814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.5425in" fo:margin-right="0in" fo:text-indent="0in" style:auto-text-indent="false"/>
      <style:text-properties fo:color="#000000" style:font-name="Monospace" fo:font-size="10pt" style:font-size-asian="10pt" style:font-size-complex="10pt"/>
    </style:style>
    <style:style style:name="P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" fo:font-size="10pt" style:font-size-asian="10pt" style:font-size-complex="10pt"/>
    </style:style>
    <style:style style:name="P19" style:family="paragraph" style:parent-style-name="Standard">
      <style:paragraph-properties fo:margin-left="0.5098in" fo:margin-right="0in" fo:text-indent="0in" style:auto-text-indent="false"/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.5098in" fo:margin-right="0in" fo:text-indent="0in" style:auto-text-indent="false"/>
      <style:text-properties style:use-window-font-color="true" style:font-name="Monospace" fo:font-size="10pt" style:font-size-asian="10pt" style:font-size-complex="10pt"/>
    </style:style>
    <style:style style:name="P21" style:family="paragraph" style:parent-style-name="Standard">
      <style:paragraph-properties fo:margin-left="0.5098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2a00ff"/>
    </style:style>
    <style:style style:name="T2" style:family="text">
      <style:text-properties fo:color="#2a00ff" style:font-name="Monospace" style:font-name-asian="Monospace" style:font-name-complex="Monospace"/>
    </style:style>
    <style:style style:name="T3" style:family="text">
      <style:text-properties fo:color="#000000"/>
    </style:style>
    <style:style style:name="T4" style:family="text">
      <style:text-properties style:font-name="Monospace"/>
    </style:style>
    <style:style style:name="T5" style:family="text">
      <style:text-properties style:font-name-asian="Monospace" style:font-name-complex="Monospace"/>
    </style:style>
    <style:style style:name="T6" style:family="text">
      <style:text-properties style:font-name="Monospace" style:font-name-asian="Monospace" style:font-name-complex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EMPORARY TABLE users_temp AS</text:p>
      <text:p text:style-name="P2">(<text:tab/>SELECT * FROM users </text:p>
      <text:p text:style-name="P2"><text:tab/>[WHERE </text:p>
      <text:p text:style-name="P17"><text:tab/>[state='&lt;state&gt;']</text:p>
      <text:p text:style-name="P17"><text:tab/>[age BETWEEN &lt;age&gt;]]</text:p>
      <text:p text:style-name="P2"><text:tab/>ORDER BY name asc</text:p>
      <text:p text:style-name="P2"><text:tab/>LIMIT 20 OFFSET &lt;row page offset&gt;</text:p>
      <text:p text:style-name="P2">);</text:p>
      <text:p text:style-name="P2"/>
      <text:p text:style-name="P7">CREATE TEMPORARY TABLE users_temp AS</text:p>
      <text:p text:style-name="P7"><text:span text:style-name="T5">(</text:span></text:p>
      <text:p text:style-name="P15">SELECT users.name, users.id, [users.state]</text:p>
      <text:p text:style-name="P15">FROM users JOIN sales ON sales.uid = users.id </text:p>
      <text:p text:style-name="P15">JOIN products ON sales.pid = products.id </text:p>
      <text:p text:style-name="P15">WHERE products.cid = &lt;category&gt; </text:p>
      <text:p text:style-name="P16">[AND age between &lt;age&gt;]</text:p>
      <text:p text:style-name="P16">[AND state= '&lt;state&gt;'] </text:p>
      <text:p text:style-name="P15">GROUP BY users.id, users.name </text:p>
      <text:p text:style-name="P15">ORDER BY name asc LIMIT 20 <text:span text:style-name="T4">&lt;row page offset&gt;</text:span></text:p>
      <text:p text:style-name="P12"><text:span text:style-name="T5">);</text:span></text:p>
      <text:p text:style-name="P2"/>
      <text:p text:style-name="P2">SELECT users_temp.name, SUM(quantity * sales.price) AS AMOUNT</text:p>
      <text:p text:style-name="P2">FROM users_temp </text:p>
      <text:p text:style-name="P2">LEFT OUTER JOIN sales ON sales.uid = users_temp.id</text:p>
      <text:p text:style-name="P2">GROUP BY users_temp.id, users_temp.name, users_temp.state</text:p>
      <text:p text:style-name="P2">ORDER BY name asc </text:p>
      <text:p text:style-name="P2">LIMIT 20 OFFSET &lt;row page offset&gt;;</text:p>
      <text:p text:style-name="P3"/>
      <text:p text:style-name="P9"/>
      <text:p text:style-name="P10">SELECT u.state, SUM(quantity * sales.price) AS AMOUNT </text:p>
      <text:p text:style-name="P10">FROM (</text:p>
      <text:p text:style-name="P19">SELECT state </text:p>
      <text:p text:style-name="P19">FROM states </text:p>
      <text:p text:style-name="P19">ORDER BY state ASC </text:p>
      <text:p text:style-name="P19">LIMIT 20 OFFSET 0) AS s </text:p>
      <text:p text:style-name="P10">JOIN users u ON u.state=s.state </text:p>
      <text:p text:style-name="P10">LEFT OUTER JOIN sales ON sales.uid = u.id</text:p>
      <text:p text:style-name="P10"/>
      <text:p text:style-name="P10">SELECT u.state, SUM(s.quantity*s.price) AS AMOUNT </text:p>
      <text:p text:style-name="P10">FROM users u, sales s, products p </text:p>
      <text:p text:style-name="P10">WHERE s.uid=u.id AND s.pid=p.id </text:p>
      <text:p text:style-name="P19">[AND u.age BETWEEN &lt;age&gt;]</text:p>
      <text:p text:style-name="P19">[AND u.state='&lt;state&gt;']</text:p>
      <text:p text:style-name="P19">[AND p.cid=&lt;category&gt;]</text:p>
      <text:p text:style-name="P20"/>
      <text:p text:style-name="P2">CREATE TEMPORARY TABLE temp_state AS</text:p>
      <text:p text:style-name="P2">(<text:tab/>SELECT id, state</text:p>
      <text:p text:style-name="P2"><text:tab/>FROM users</text:p>
      <text:p text:style-name="P2"><text:tab/>WHERE state='&lt;state&gt;'</text:p>
      <text:p text:style-name="P2">);</text:p>
      <text:p text:style-name="P2">SELECT state, SUM(quantity * price) AS AMOUNT</text:p>
      <text:p text:style-name="P2">FROM temp_state </text:p>
      <text:p text:style-name="P2">JOIN sales ON sales.uid = temp_state.id</text:p>
      <text:p text:style-name="P2">GROUP BY state;</text:p>
      <text:p text:style-name="P3"/>
      <text:p text:style-name="P2"/>
      <text:p text:style-name="P4">CREATE TEMPORARY TABLE products_temp AS </text:p>
      <text:p text:style-name="P4"><text:soft-page-break/>(<text:tab/>SELECT * </text:p>
      <text:p text:style-name="P4"><text:tab/>FROM products </text:p>
      <text:p text:style-name="P4"><text:tab/>[WHERE products.cid=&lt;category id&gt;]</text:p>
      <text:p text:style-name="P4"><text:tab/>ORDER BY name asc </text:p>
      <text:p text:style-name="P4"><text:tab/>LIMIT 10 OFFSET &lt;column page offset&gt;</text:p>
      <text:p text:style-name="P4">);</text:p>
      <text:p text:style-name="P5"/>
      <text:p text:style-name="P4"/>
      <text:p text:style-name="P4">SELECT products_temp.name, SUM(sales.quantity * sales.price) AS AMOUNT </text:p>
      <text:p text:style-name="P4">FROM products_temp </text:p>
      <text:p text:style-name="P4">LEFT OUTER JOIN sales ON sales.pid = products_temp.id </text:p>
      <text:p text:style-name="P4">GROUP BY products_temp.id, products_temp.name </text:p>
      <text:p text:style-name="P4">ORDER BY products_temp.name;</text:p>
      <text:p text:style-name="P3"/>
      <text:p text:style-name="P2"/>
      <text:p text:style-name="P4">SELECT name, id </text:p>
      <text:p text:style-name="P4">FROM categories;</text:p>
      <text:p text:style-name="P5"/>
      <text:p text:style-name="P4"/>
      <text:p text:style-name="P13">SELECT p.name AS productname, sum(s.quantity * p.price) AS amount </text:p>
      <text:p text:style-name="P13">FROM sales s, products_temp p, users_temp u, [<text:span text:style-name="T6">categories c</text:span>]</text:p>
      <text:p text:style-name="P13">WHERE p.id = s.pid </text:p>
      <text:p text:style-name="P13">AND u.id = s.uid </text:p>
      <text:p text:style-name="P13">AND u_name='&lt;username&gt;' / AND u.state='&lt;state&gt;'</text:p>
      <text:p text:style-name="P13">AND p.cid = &lt;category id&gt;</text:p>
      <text:p text:style-name="P13">[<text:span text:style-name="T6">AND age BETWEEN &lt;age&gt;]</text:span></text:p>
      <text:p text:style-name="P13">[AND u.state = '&lt;state&gt;']</text:p>
      <text:p text:style-name="P13">[<text:span text:style-name="T6">AND c.id = p.cid</text:span>]</text:p>
      <text:p text:style-name="P13">GROUP BY p.name, u.name</text:p>
      <text:p text:style-name="P13">ORDER BY p.name </text:p>
      <text:p text:style-name="P13">LIMIT 10;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22:56:48</meta:creation-date>
    <dc:date>2014-05-30T03:27:31</dc:date>
    <meta:editing-duration>PT1H50M40S</meta:editing-duration>
    <meta:editing-cycles>31</meta:editing-cycles>
    <meta:generator>LibreOffice/3.5$Linux_X86_64 LibreOffice_project/350m1$Build-2</meta:generator>
    <dc:creator>Hannah Chen</dc:creator>
    <meta:document-statistic meta:table-count="0" meta:image-count="0" meta:object-count="0" meta:page-count="2" meta:paragraph-count="74" meta:word-count="309" meta:character-count="2062" meta:non-whitespace-character-count="1784"/>
  </office:meta>
</office:document-meta>
</file>